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45e7" officeooo:paragraph-rsid="001b757a"/>
    </style:style>
    <style:style style:name="P2" style:family="paragraph" style:parent-style-name="Standard">
      <style:text-properties officeooo:rsid="001845e7" officeooo:paragraph-rsid="001845e7"/>
    </style:style>
    <style:style style:name="P3" style:family="paragraph" style:parent-style-name="Standard">
      <style:text-properties officeooo:rsid="001845e7" officeooo:paragraph-rsid="0022c341"/>
    </style:style>
    <style:style style:name="P4" style:family="paragraph" style:parent-style-name="Standard">
      <style:text-properties officeooo:rsid="001b757a" officeooo:paragraph-rsid="001b757a"/>
    </style:style>
    <style:style style:name="P5" style:family="paragraph" style:parent-style-name="Standard">
      <style:text-properties fo:font-style="italic" fo:font-weight="normal" officeooo:rsid="001b757a" officeooo:paragraph-rsid="001b757a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weight="normal" officeooo:rsid="001d988a" officeooo:paragraph-rsid="001b757a" style:font-weight-asian="normal" style:font-weight-complex="normal"/>
    </style:style>
    <style:style style:name="P7" style:family="paragraph" style:parent-style-name="Standard">
      <style:text-properties fo:font-weight="normal" officeooo:rsid="001d988a" officeooo:paragraph-rsid="001d988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d988a" officeooo:paragraph-rsid="001b757a" style:font-weight-asian="normal" style:font-weight-complex="normal"/>
    </style:style>
    <style:style style:name="P9" style:family="paragraph" style:parent-style-name="Standard">
      <style:text-properties fo:font-weight="normal" officeooo:rsid="0020516f" officeooo:paragraph-rsid="0020516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845e7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officeooo:rsid="001845e7" officeooo:paragraph-rsid="001845e7"/>
    </style:style>
    <style:style style:name="P13" style:family="paragraph" style:parent-style-name="Standard" style:list-style-name="L1">
      <style:text-properties officeooo:rsid="001845e7" officeooo:paragraph-rsid="0022c341"/>
    </style:style>
    <style:style style:name="P14" style:family="paragraph" style:parent-style-name="Standard" style:list-style-name="L2">
      <style:text-properties fo:font-weight="normal" officeooo:rsid="001d988a" officeooo:paragraph-rsid="0020516f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d988a" officeooo:paragraph-rsid="001d98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57a" style:font-weight-asian="bold" style:font-weight-complex="bold"/>
    </style:style>
    <style:style style:name="T3" style:family="text">
      <style:text-properties fo:font-weight="bold" officeooo:rsid="001d3471" style:font-weight-asian="bold" style:font-weight-complex="bold"/>
    </style:style>
    <style:style style:name="T4" style:family="text">
      <style:text-properties fo:font-weight="bold" officeooo:rsid="001e7e92" style:font-weight-asian="bold" style:font-weight-complex="bold"/>
    </style:style>
    <style:style style:name="T5" style:family="text">
      <style:text-properties fo:font-weight="bold" officeooo:rsid="002526b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757a" style:font-weight-asian="normal" style:font-weight-complex="normal"/>
    </style:style>
    <style:style style:name="T8" style:family="text">
      <style:text-properties fo:font-weight="normal" officeooo:rsid="001d988a" style:font-weight-asian="normal" style:font-weight-complex="normal"/>
    </style:style>
    <style:style style:name="T9" style:family="text">
      <style:text-properties fo:font-weight="normal" officeooo:rsid="001845e7" style:font-weight-asian="normal" style:font-weight-complex="normal"/>
    </style:style>
    <style:style style:name="T10" style:family="text">
      <style:text-properties fo:font-weight="normal" officeooo:rsid="002526b8" style:font-weight-asian="normal" style:font-weight-complex="normal"/>
    </style:style>
    <style:style style:name="T11" style:family="text">
      <style:text-properties officeooo:rsid="001b757a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b757a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845e7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5f972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5f97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20516f"/>
    </style:style>
    <style:style style:name="T21" style:family="text">
      <style:text-properties officeooo:rsid="0022c341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845e7" style:font-size-asian="14pt" style:font-weight-asian="bold" style:font-size-complex="14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3">G</text:span><text:span text:style-name="T22">oodness of fit statistics</text:span></text:p>
      <text:p text:style-name="P11"/>
      <text:p text:style-name="P3">The computation of goodness of fit depends on:</text:p>
      <text:list xml:id="list1317634318668486625" text:style-name="L1">
        <text:list-item>
          <text:p text:style-name="P12"><text:span text:style-name="T21">D</text:span>igit<text:span text:style-name="T11">s </text:span>set to infinity by default.</text:p>
        </text:list-item>
        <text:list-item>
          <text:p text:style-name="P12"><text:span text:style-name="T21">U</text:span>nlog true/false value.</text:p>
        </text:list-item>
        <text:list-item>
          <text:p text:style-name="P13"><text:span text:style-name="T21">F</text:span>itted.data.set (<text:span text:style-name="T1">fitted.well): </text:span><text:span text:style-name="T3">This the fitted results of the well from &lt;fit.model&gt;. </text:span><text:span text:style-name="T4">See the documentation for creating fitted.wells object for more information.</text:span></text:p>
        </text:list-item>
      </text:list>
      <text:p text:style-name="P2"/>
      <text:p text:style-name="P1"><text:tab/>The computation first calculates the sum of squared <text:span text:style-name="T1">residuals. </text:span><text:span text:style-name="T7">The </text:span><text:span text:style-name="T2">residuals model</text:span><text:span text:style-name="T7"> is evaluated using the measured and the fitted OD values (</text:span><text:span text:style-name="T13">fitted.well</text:span><text:span text:style-name="T7">). The measured OD is actually the data from the second column of </text:span><text:span text:style-name="T13">fitted.well </text:span><text:span text:style-name="T18">object</text:span><text:span text:style-name="T13">. </text:span></text:p>
      <text:p text:style-name="P5"/>
      <text:p text:style-name="P4"><text:span text:style-name="T17"><text:tab/></text:span><text:span text:style-name="T18">T</text:span><text:span text:style-name="T17">he predicted OD is calculated using the </text:span><text:span text:style-name="T19">well.eval</text:span><text:span text:style-name="T17"> function with no timepoints argument. The </text:span><text:span text:style-name="T16">well.eval</text:span><text:span text:style-name="T17"> function takes the fitted.data.set (</text:span><text:span text:style-name="T19">fitted.well</text:span><text:span text:style-name="T17">) as parameter and evaluates estimated OD at any timepoints. The ouput is evaluated using the equation and parameters from </text:span><text:span text:style-name="T12">fitted.well.</text:span><text:span text:style-name="T17"> </text:span><text:span text:style-name="T6">If </text:span><text:span text:style-name="T12">predicted.OD</text:span><text:span text:style-name="T6"> is not a number then the residuals model function will return </text:span><text:span text:style-name="T12">NA</text:span><text:span text:style-name="T17">, otherwise the difference between measured.OD and predicted.OD is returned. </text:span><text:span text:style-name="T9">Based on the </text:span><text:span text:style-name="T14">unlog</text:span><text:span text:style-name="T9"> value should the function decides to use log for the fitted.data.set or not. </text:span></text:p>
      <text:p text:style-name="P4"><text:span text:style-name="T6"><text:tab/>After that, the variance of </text:span><text:span text:style-name="T10">(</text:span><text:span text:style-name="T6">x and y</text:span><text:span text:style-name="T10">)</text:span><text:span text:style-name="T6"> of the measured timepoints are computed based on the first 2 columns of fitted.data.set (</text:span><text:span text:style-name="T12">fitted.well</text:span><text:span text:style-name="T6">). </text:span><text:span text:style-name="T5">As mentioned above, the second column of fitted.data.set is the measured OD. The first column of fitted.data.set is the time</text:span><text:span text:style-name="T10">.</text:span><text:span text:style-name="T6"> The function then finally returns the negative log(10) of the residual sum of squares divided by variance on either axis, rounded with a certain number of digits specified in the </text:span><text:span text:style-name="T12">digit</text:span><text:span text:style-name="T6"> parameter, </text:span><text:span text:style-name="T8">indicated by:</text:span></text:p>
      <text:p text:style-name="P6"/>
      <text:p text:style-name="P8"><draw:frame draw:style-name="fr1" draw:name="Object1" text:anchor-type="as-char" svg:y="-0.2437in" svg:width="0.93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/>
      <text:p text:style-name="P9">Where:</text:p>
      <text:list xml:id="list259389354579679801" text:style-name="L2">
        <text:list-item>
          <text:p text:style-name="P14">s <text:span text:style-name="T20">= </text:span>Residual sum of squares extracted from fitted.well</text:p>
        </text:list-item>
        <text:list-item>
          <text:p text:style-name="P15">x = x variance</text:p>
        </text:list-item>
        <text:list-item>
          <text:p text:style-name="P15">y = y variance </text:p>
        </text:list-item>
      </text:list>
      <text:p text:style-name="P7"/>
      <text:p text:style-name="P6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42:35.369118780</meta:creation-date>
    <dc:date>2014-06-02T15:10:14.783279446</dc:date>
    <dc:creator>Minh </dc:creator>
    <meta:editing-duration>PT7M55S</meta:editing-duration>
    <meta:editing-cycles>14</meta:editing-cycles>
    <meta:generator>LibreOffice/4.1.3.2$Linux_X86_64 LibreOffice_project/410m0$Build-2</meta:generator>
    <meta:document-statistic meta:table-count="0" meta:image-count="0" meta:object-count="1" meta:page-count="1" meta:paragraph-count="13" meta:word-count="260" meta:character-count="1641" meta:non-whitespace-character-count="1393"/>
  </office:meta>
</office:document-meta>
</file>

<file path=Object 1/content.xml><?xml version="1.0" encoding="utf-8"?>
<math xmlns="http://www.w3.org/1998/Math/MathML">
  <semantics>
    <mrow>
      <mrow>
        <mo stretchy="false">−</mo>
        <mi>log</mi>
      </mrow>
      <mrow>
        <mo stretchy="false">(</mo>
        <mrow>
          <mfrac>
            <mrow>
              <mi>s</mi>
            </mrow>
            <mrow>
              <mrow>
                <mi>x</mi>
                <mo stretchy="false">×</mo>
                <mi>y</mi>
              </mrow>
            </mrow>
          </mfrac>
        </mrow>
        <mo stretchy="false">)</mo>
      </mrow>
    </mrow>
    <annotation encoding="StarMath 5.0">-log({s} over {x times y } ) </annotation>
  </semantics>
</math>
</file>